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4586" draw:marker-start-width="0.38cm" draw:marker-end-width="0.38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cccccc" draw:fill="none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e6e6e6"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6.486cm" svg:height="25.644cm" svg:x="2.483cm" svg:y="1.995cm">
          <text:p text:style-name="P1"><text:span text:style-name="T1">Karte</text:span></text:p>
        </draw:rect>
        <draw:custom-shape draw:style-name="gr2" draw:text-style-name="P2" draw:layer="layout" svg:width="15.6cm" svg:height="1cm" svg:x="1.0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cm" svg:height="3cm" svg:x="1cm" svg:y="18.577cm">
          <text:p text:style-name="P2"><text:span text:style-name="T2"/></text:p>
          <text:p text:style-name="P2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2.1cm" svg:height="0.801cm" draw:transform="rotate (1.5707963267949) translate (1.709cm 27.853cm)">
          <draw:text-box>
            <text:p text:style-name="P6">Diese Karte ist gesetzlich geschützt. Nachdruck oder sonstige Vervielfältigung nur mit Genehmigung des Stadtbauamtes Landau in der Pfalz, ausgenommen Vervielfältigungen zum eigenen Gebrauch.<text:line-break/>Grundlage: Geobasisdaten der Vermessungs- und Katasterverwaltung Rheinland-Pfalz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5-08-11T13:56:06</dc:date>
    <meta:editing-duration>PT18H59M3S</meta:editing-duration>
    <meta:editing-cycles>72</meta:editing-cycles>
    <meta:generator>LibreOffice/3.5$Linux_x86 LibreOffice_project/350m1$Build-2</meta:generator>
    <meta:print-date>2011-03-09T11:24:10</meta:print-date>
    <dc:creator>Armin Retterath</dc:cre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